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30A0000011CE500A9E0.svm" manifest:media-type=""/>
  <manifest:file-entry manifest:full-path="Pictures/20000001000008120000035ED6A84BE0.svm" manifest:media-type=""/>
  <manifest:file-entry manifest:full-path="Pictures/20000001000006700000035E2D017794.svm" manifest:media-type=""/>
  <manifest:file-entry manifest:full-path="Pictures/2000000100000ABE000008495F97EB59.svm" manifest:media-type=""/>
  <manifest:file-entry manifest:full-path="Pictures/20000001000004B00000011CF83B2916.svm" manifest:media-type=""/>
  <manifest:file-entry manifest:full-path="Pictures/20000001000007AC00000721D0625378.svm" manifest:media-type=""/>
  <manifest:file-entry manifest:full-path="Pictures/20000001000000CC000000D8AE120CE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|c|c|}&#10;\cline{2-3}&#10;\overline{x}&amp;\overline{x}\overline{y}&amp;\overline{x}y\\&#10;\cline{2-3}&#10;$x$&amp;&amp;\\&#10;\cline{2-3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latex§\begin{table}&#10;\begin{tabular}{cc|cc}&#10;x&amp;y&amp;F&amp;\\&#10;\hline&#10;0&amp;0&amp;1&amp;m_0\\&#10;0&amp;1&amp;1&amp;m_1\\&#10;1&amp;0&amp;0&amp;m_2\\&#10;1&amp;1&amp;0&amp;m_3&#10;\end{tabular}&#10;\end{table}&#10;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TexMathsArgs="14§latex§\begin{align*}&#10;F&amp;=\overline{x}\overline{y} +\overline{x}y\\&#10;&amp;=\overline{x}(\overline{y}+y)\\&#10;&amp;=\overline{x}(1)\\&#10;&amp;=\overline{x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standard">
      <style:graphic-properties TexMathsArgs="14§latex§\begin{table}&#10;\begin{tabular}{c|c|c|}&#10;\cline{2-3}&#10;\overline{x}&amp;1&amp;1\\&#10;\cline{2-3}&#10;$x$&amp;0&amp;0\\&#10;\cline{2-3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latex§\begin{table}&#10;\begin{tabular}{cc}&#10;\overline{y} &amp; $y$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latex§\begin{table}&#10;\begin{tabular}{ccc}&#10;\overline{y} &amp; &amp;$y$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latex§\overline{x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891cm" svg:height="1.205cm" svg:x="0.792cm" svg:y="3.24cm">
          <draw:image xlink:href="Pictures/20000001000008120000035ED6A84BE0.svm" xlink:type="simple" xlink:show="embed" xlink:actuate="onLoad">
            <text:p/>
          </draw:image>
        </draw:frame>
        <draw:frame draw:style-name="gr2" draw:text-style-name="P1" draw:layer="layout" svg:width="3.849cm" svg:height="2.968cm" svg:x="4.338cm" svg:y="0.381cm">
          <draw:image xlink:href="Pictures/2000000100000ABE000008495F97EB59.svm" xlink:type="simple" xlink:show="embed" xlink:actuate="onLoad">
            <text:p/>
          </draw:image>
        </draw:frame>
        <draw:custom-shape draw:style-name="gr3" draw:text-style-name="P1" draw:layer="layout" svg:width="1.397cm" svg:height="0.508cm" svg:x="1.852cm" svg:y="1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.748cm" svg:height="2.554cm" svg:x="5.588cm" svg:y="4.177cm">
          <draw:image xlink:href="Pictures/20000001000007AC00000721D0625378.svm" xlink:type="simple" xlink:show="embed" xlink:actuate="onLoad">
            <text:p/>
          </draw:image>
        </draw:frame>
        <draw:frame draw:style-name="gr5" draw:text-style-name="P3" draw:layer="layout" svg:width="4.318cm" svg:height="2.455cm" svg:x="0.508cm" svg:y="4.572cm">
          <draw:text-box>
            <text:p text:style-name="P2"><text:span text:style-name="T1">ان قریبی خانوں میں <text:s text:c="5"/>مشترک ہے۔ یوں ان دو ارکانِ ضرب کی جگہ صرف <text:s text:c="5"/>لکھا جا سکتا ہے۔</text:span></text:p>
          </draw:text-box>
        </draw:frame>
        <draw:frame draw:style-name="gr6" draw:text-style-name="P1" draw:layer="layout" svg:width="2.306cm" svg:height="1.205cm" svg:x="1.123cm" svg:y="0.954cm">
          <draw:image xlink:href="Pictures/20000001000006700000035E2D017794.svm" xlink:type="simple" xlink:show="embed" xlink:actuate="onLoad">
            <text:p/>
          </draw:image>
        </draw:frame>
        <draw:frame draw:style-name="gr7" draw:text-style-name="P1" draw:layer="layout" svg:width="1.088cm" svg:height="0.396cm" svg:x="2.023cm" svg:y="0.381cm">
          <draw:image xlink:href="Pictures/200000010000030A0000011CE500A9E0.svm" xlink:type="simple" xlink:show="embed" xlink:actuate="onLoad">
            <text:p/>
          </draw:image>
        </draw:frame>
        <draw:custom-shape draw:style-name="gr3" draw:text-style-name="P1" draw:layer="layout" svg:width="1.958cm" svg:height="0.508cm" svg:x="1.521cm" svg:y="3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" draw:layer="layout" svg:width="1.397cm" svg:height="0.396cm" svg:x="1.828cm" svg:y="2.667cm">
          <draw:image xlink:href="Pictures/20000001000004B00000011CF83B2916.svm" xlink:type="simple" xlink:show="embed" xlink:actuate="onLoad">
            <text:p/>
          </draw:image>
        </draw:frame>
        <draw:frame draw:style-name="gr9" draw:text-style-name="P1" draw:layer="layout" svg:width="0.284cm" svg:height="0.301cm" svg:x="1.905cm" svg:y="4.826cm">
          <draw:image xlink:href="Pictures/20000001000000CC000000D8AE120CEC.svm" xlink:type="simple" xlink:show="embed" xlink:actuate="onLoad">
            <text:p/>
          </draw:image>
        </draw:frame>
        <draw:frame draw:style-name="gr9" draw:text-style-name="P1" draw:layer="layout" svg:width="0.284cm" svg:height="0.301cm" svg:x="2.794cm" svg:y="5.842cm">
          <draw:image xlink:href="Pictures/20000001000000CC000000D8AE120CE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18T15:54:35</dc:date>
    <dc:creator>kkk </dc:creator>
    <meta:generator>LibreOffice/3.3$Linux LibreOffice_project/330m19$Build-401</meta:generator>
    <meta:editing-duration>PT1H52M14S</meta:editing-duration>
    <meta:editing-cycles>10</meta:editing-cycles>
    <meta:document-statistic meta:object-count="11"/>
  </office:meta>
</office:document-meta>
</file>